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4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style:font-name="Lato Medium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fo:color="#000000"/>
    </style:style>
    <style:style style:name="T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fo:color="#000000" style:font-name="Liberation Sans"/>
    </style:style>
    <style:style style:name="T7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4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lter</text:p>
          </table:table-cell>
          <table:table-cell table:style-name="ce67" office:value-type="string" calcext:value-type="string">
            <text:p>Type</text:p>
          </table:table-cell>
          <table:table-cell table:style-name="ce2" office:value-type="string" calcext:value-type="string">
            <text:p>Link</text:p>
          </table:table-cell>
          <table:table-cell table:style-name="ce125" office:value-type="string" calcext:value-type="string">
            <text:p>Check</text:p>
          </table:table-cell>
          <table:table-cell table:style-name="ce138" office:value-type="string" calcext:value-type="string">
            <text:p>Notes</text:p>
          </table:table-cell>
          <table:table-cell table:style-name="ce151" office:value-type="string" calcext:value-type="string">
            <text:p>Push</text:p>
          </table:table-cell>
          <table:table-cell table:style-name="ce2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2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2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6</text:p>
          </table:table-cell>
          <table:table-cell table:style-name="ce210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2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8</text:p>
          </table:table-cell>
          <table:table-cell table:style-name="ce210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0</text:p>
          </table:table-cell>
          <table:table-cell table:style-name="ce210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22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2</text:p>
          </table:table-cell>
          <table:table-cell table:style-name="ce210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3</text:p>
          </table:table-cell>
          <table:table-cell table:style-name="ce222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4</text:p>
          </table:table-cell>
          <table:table-cell table:style-name="ce210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rasa.info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5</text:p>
          </table:table-cell>
          <table:table-cell table:style-name="ce222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6</text:p>
          </table:table-cell>
          <table:table-cell table:style-name="ce210" office:value-type="string" calcext:value-type="string">
            <text:p><text:span text:style-name="T5">wyznaczanie-trasy.pl</text:span><text:span text:style-name="T6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yznaczanie-trasy.pl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7</text:p>
          </table:table-cell>
          <table:table-cell table:style-name="ce222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footroll.pl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9</text:p>
          </table:table-cell>
          <table:table-cell table:style-name="ce222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0</text:p>
          </table:table-cell>
          <table:table-cell table:style-name="ce210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1</text:p>
          </table:table-cell>
          <table:table-cell table:style-name="ce210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3</text:p>
          </table:table-cell>
          <table:table-cell table:style-name="ce222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210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22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9</text:p>
          </table:table-cell>
          <table:table-cell table:style-name="ce210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098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  <table:table-cell table:style-name="ce114" office:value-type="string" calcext:value-type="string">
            <text:p>Check</text:p>
          </table:table-cell>
          <table:table-cell table:style-name="ce130" office:value-type="string" calcext:value-type="string">
            <text:p>Notes</text:p>
          </table:table-cell>
          <table:table-cell table:style-name="ce144" office:value-type="string" calcext:value-type="string">
            <text:p>EL</text:p>
          </table:table-cell>
          <table:table-cell table:style-name="ce1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1" office:value-type="string" calcext:value-type="string">
            <text:p>no</text:p>
          </table:table-cell>
          <table:table-cell table:style-name="ce174"/>
          <table:table-cell table:style-name="ce179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1" office:value-type="string" calcext:value-type="string">
            <text:p>no</text:p>
          </table:table-cell>
          <table:table-cell table:style-name="ce175"/>
          <table:table-cell table:style-name="ce182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7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6"/>
          <table:table-cell table:style-name="ce183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3:57:58.882307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22T16:00:32.803270723</dc:date>
    <meta:editing-cycles>147</meta:editing-cycles>
    <meta:editing-duration>P1DT1H59M18S</meta:editing-duration>
    <meta:generator>LibreOffice/6.0.7.3$Linux_X86_64 LibreOffice_project/00m0$Build-3</meta:generator>
    <meta:document-statistic meta:table-count="5" meta:cell-count="71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